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4.419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PROJECT GOA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reate basic Wikipedia web scraper with UI that downloads outputs to host folder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ILESTONES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ESTIMATE</text:p>
          </table:table-cell>
          <table:table-cell office:value-type="string" table:style-name="ce2">
            <text:p>DON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ut in any Wikipedia URL and scrape the basic content.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ve outputs be saved to current host directory no matter location.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llow Scrape button to be used over and over.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ke sure all of the paragraphs are properly spaced with line breaks.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ke sure numbers in text point down to numbered references.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ve output filename as name of article.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nt any quote boxes in their proper place in the article.</text:p>
          </table:table-cell>
          <table:table-cell office:value-type="float" office:value="3" table:style-name="ce1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rint any info boxes near the top of the article.</text:p>
          </table:table-cell>
          <table:table-cell office:value-type="float" office:value="3" table:style-name="ce1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imit default size of window.</text:p>
          </table:table-cell>
          <table:table-cell table:number-columns-repeated="16383" table:style-name="ce1"/>
        </table:table-row>
        <table:table-row table:number-rows-repeated="1048563" table:style-name="ro1">
          <table:table-cell table:number-columns-repeated="16384"/>
        </table:table-row>
      </table:table>
      <table:database-ranges>
        <table:database-range table:target-range-address="Sheet1.A5:Sheet1.B19" table:name="__Anonymous_Sheet_DB__0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meta:initial-creator>Matthew Willard</meta:initial-creator>
    <dc:creator>Matthew Willard</dc:creator>
    <meta:creation-date>2022-10-08T09:26:08Z</meta:creation-date>
    <dc:date>2022-10-14T19:39:12Z</dc:date>
    <meta:editing-cycles>3</meta:editing-cycles>
    <meta:editing-duration>PT840S</meta:editing-duration>
  </office:meta>
</office:document-meta>
</file>